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text-align="justify" style:justify-single-word="false"/>
      <style:text-properties officeooo:rsid="000e455d" officeooo:paragraph-rsid="000e455d"/>
    </style:style>
    <style:style style:name="P2" style:family="paragraph" style:parent-style-name="Text_20_body" style:list-style-name="L1">
      <style:paragraph-properties fo:text-align="justify" style:justify-single-word="false"/>
      <style:text-properties style:font-name="Liberation Sans" officeooo:rsid="000e455d" officeooo:paragraph-rsid="000e455d"/>
    </style:style>
    <style:style style:name="P3" style:family="paragraph" style:parent-style-name="Text_20_body" style:list-style-name="L2">
      <style:paragraph-properties fo:text-align="justify" style:justify-single-word="false"/>
      <style:text-properties style:font-name="Liberation Sans" officeooo:rsid="000e455d" officeooo:paragraph-rsid="000e455d"/>
    </style:style>
    <style:style style:name="P4" style:family="paragraph" style:parent-style-name="Text_20_body" style:list-style-name="L2">
      <style:paragraph-properties fo:text-align="justify" style:justify-single-word="false"/>
      <style:text-properties style:font-name="Liberation Sans" officeooo:rsid="000e7957" officeooo:paragraph-rsid="000e7957"/>
    </style:style>
    <style:style style:name="P5" style:family="paragraph" style:parent-style-name="Text_20_body" style:list-style-name="L2">
      <style:paragraph-properties fo:text-align="justify" style:justify-single-word="false"/>
      <style:text-properties officeooo:paragraph-rsid="000e7957"/>
    </style:style>
    <style:style style:name="P6" style:family="paragraph" style:parent-style-name="Heading_20_2">
      <style:paragraph-properties fo:text-align="justify" style:justify-single-word="false"/>
      <style:text-properties officeooo:rsid="000e7957" officeooo:paragraph-rsid="000e7957"/>
    </style:style>
    <style:style style:name="P7" style:family="paragraph" style:parent-style-name="Text_20_body" style:list-style-name="L3">
      <style:paragraph-properties fo:text-align="justify" style:justify-single-word="false"/>
      <style:text-properties style:font-name="Liberation Sans" officeooo:rsid="000e7957" officeooo:paragraph-rsid="000e7957"/>
    </style:style>
    <style:style style:name="P8" style:family="paragraph" style:parent-style-name="Text_20_body" style:list-style-name="L4">
      <style:paragraph-properties fo:text-align="justify" style:justify-single-word="false"/>
      <style:text-properties style:font-name="Liberation Sans" officeooo:rsid="000fec03" officeooo:paragraph-rsid="000fec0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officeooo:rsid="000e7957"/>
    </style:style>
    <style:style style:name="T4" style:family="text">
      <style:text-properties style:font-name="Liberation Sans" fo:font-weight="bold" officeooo:rsid="000e7957" style:font-weight-asian="bold" style:font-weight-complex="bold"/>
    </style:style>
    <style:style style:name="T5" style:family="text">
      <style:text-properties style:font-name="Liberation Sans"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 text:is-list-header="true">1. Utworzenie Legionów Polskich</text:h>
      <text:list text:style-name="L1">
        <text:list-item>
          <text:p text:style-name="P2">Klęska insurekcji kościuszkowskiej i III rozbiór RP wywołały kolejną falę emigracji, z kraju wyjeżdżali głównie dawni działacze polityczni oraz oficerowie, którzy nie chcieli zostać wcieleni do armii zaborczych.</text:p>
        </text:list-item>
        <text:list-item>
          <text:p text:style-name="P2">Emigrantów łączyło przekonanie o konieczności odbudowy utraconego państwa, liczono na:</text:p>
          <text:list>
            <text:list-item>
              <text:p text:style-name="P2">odtworzenie RP dzięki przychylności jednego z zaborców,</text:p>
            </text:list-item>
            <text:list-item>
              <text:p text:style-name="P2">pomoc Turcji wrogo nastawionej wobec Rosji i Austrii,</text:p>
            </text:list-item>
            <text:list-item>
              <text:p text:style-name="P2">sukces kolejnego powstania narodowego,</text:p>
            </text:list-item>
            <text:list-item>
              <text:p text:style-name="P2">wsparcie rewolucyjnej Francji, która zostawała w stanie wojny z zaborcami.</text:p>
            </text:list-item>
          </text:list>
        </text:list-item>
        <text:list-item>
          <text:p text:style-name="P2">W rezultacie tego, <text:span text:style-name="T1">Paryż</text:span> stał się stolicą polskich emigracji. Już w <text:span text:style-name="T1">1795</text:span> roku za cel uznano stworzenie polskich formacji zbrojnych u boku armii francuskiej.</text:p>
        </text:list-item>
        <text:list-item>
          <text:p text:style-name="P2">W październiku <text:span text:style-name="T1">1796</text:span> roku gen. <text:span text:style-name="T1">Jan Henryk Dąbrowski</text:span> przedstawił rządzącemu Francją dyrektoriatowi projekt zorganizowania polskich jednostek, ten odmówił jednak tłumacząc się zakazem konstytucyjnym, ale zasugerował powstanie formacji w jednej z włoskich „republik siostrzanych” u boku Napoleona Bonapartego.</text:p>
        </text:list-item>
        <text:list-item>
          <text:p text:style-name="P2">Napoleon odniósł się przychylnie do prośby, na mocy ustawy z <text:span text:style-name="T1">stycznia 1797</text:span> roku, powstały <text:span text:style-name="T1">Legiony Polskiego</text:span> jako część armii Republiki Lombardzkiej (zależnej od Francji).</text:p>
        </text:list-item>
        <text:list-item>
          <text:p text:style-name="P2">W szybko powstających oddziałach (w kwietniu 3 tys. żołnierzy, w maju – 7 tys.):</text:p>
          <text:list>
            <text:list-item>
              <text:p text:style-name="P2">dbano o edukację i wychowanie patriotyczne,</text:p>
            </text:list-item>
            <text:list-item>
              <text:p text:style-name="P2">awans uzależniono od zasług na polu walki,</text:p>
            </text:list-item>
            <text:list-item>
              <text:p text:style-name="P2">zrezygnowano z kar cielesnych,</text:p>
            </text:list-item>
            <text:list-item>
              <text:p text:style-name="P2">zwalczano pojedynki i naganne zachowanie.</text:p>
            </text:list-item>
          </text:list>
        </text:list-item>
      </text:list>
      <text:h text:style-name="P1" text:outline-level="2">2. Walki we Włoszech</text:h>
      <text:list text:style-name="L2">
        <text:list-item>
          <text:p text:style-name="P3">Wiosną <text:span text:style-name="T1">1797</text:span> roku Bonaparte skierował Legiony do tłumienia antyfrancuskich wystąpień w północnej <text:span text:style-name="T1">Italii</text:span>.</text:p>
        </text:list-item>
        <text:list-item>
          <text:p text:style-name="P3">Jesienią Francja Zawarła pokój w Austrią w <text:span text:style-name="T1">Campo Formio</text:span>, co zawiodło nadzieje Polaków na szybkie powodzenie sprawy. Jednak Legionów nie rozwiązano, a pozostały częścią armii nowo utworzonej Republiki Cisalpińskiej.</text:p>
        </text:list-item>
        <text:list-item>
          <text:p text:style-name="P3">Pokój zawarty w <text:span text:style-name="T1">1797</text:span> roku okazał się być nietrwały. Już w <text:span text:style-name="T1">1978</text:span> roku wznowiono walki na <text:span text:style-name="T2">Półwyspie Apenińskim</text:span>.</text:p>
        </text:list-item>
        <text:list-item>
          <text:p text:style-name="P4">Legiony wzięły udział w walce z Królestwem Neapolu i przyczyniły się do zwycięstwa pod <text:span text:style-name="T1">Civita Castellana</text:span>, jednak później odniosły straty w walkach z Austrią.</text:p>
        </text:list-item>
        <text:list-item>
          <text:p text:style-name="P4"><text:soft-page-break/>Zdziesiątkowane oddziały zostały skierowane do obrony twierdzy w <text:span text:style-name="T1">Mantui</text:span>, której nie udało się obronić. Generał francuski podjął decyzję o kapitulacji, żołnierze, którzy wcześniej zdezerterowali zostali poddani karze chłosty, a następnie Austriacy znów wcielili ich do swoich jednostek. </text:p>
        </text:list-item>
        <text:list-item>
          <text:p text:style-name="P4">Walki w latach <text:span text:style-name="T1">1797-1799</text:span> doprowadziły do prawie całkowitego unicestwienia polskich wojsk. Wojna trwała dalej, Napoleon zlecił Dąbrowskiemu <text:span text:style-name="T1">odbudowę Legionów.</text:span></text:p>
        </text:list-item>
        <text:list-item>
          <text:p text:style-name="P5"><text:span text:style-name="T3">We wrześniu </text:span><text:span text:style-name="T4">1799</text:span><text:span text:style-name="T3"> roku na pograniczu Francji i Niemiec w Alzacji i Lotaryngii utworzono </text:span><text:span text:style-name="T4">Legię Naddunajską</text:span><text:span text:style-name="T3"> pod dowództwem gen. Karola Kniaziewicza. Formacja ta odegrała istotną rolę w </text:span><text:span text:style-name="T4">1800</text:span><text:span text:style-name="T3"> roku w bitwie pod </text:span><text:span text:style-name="T4">Hohenlinden</text:span><text:span text:style-name="T3">, sukces ten doprowadził do zawarcia w </text:span><text:span text:style-name="T4">1801</text:span><text:span text:style-name="T3"> roku pokoju w </text:span><text:span text:style-name="T4">Lun</text:span><text:span text:style-name="T5">é</text:span><text:span text:style-name="T4">ville</text:span><text:span text:style-name="T3"> pomiędzy Francją i Austrią. Zgodnie z nim Napoleon miał oficjalnie zrezygnować z popierania działań narodowowyzwoleńczych w Austrii.</text:span></text:p>
        </text:list-item>
      </text:list>
      <text:h text:style-name="P6" text:outline-level="2">3. Kryzys idei legionowej</text:h>
      <text:list text:style-name="L3">
        <text:list-item>
          <text:p text:style-name="P7">Pokój z Austrią spowodował, że Legiony stały się dla Napoleona politycznym obciążeniem, dlatego zreorganizowano je na wzór francuski, czyli podzielono na trzy półbrygady.</text:p>
        </text:list-item>
        <text:list-item>
          <text:p text:style-name="P7">Dwie z nich zostały wysłane w <text:span text:style-name="T1">1802</text:span> roku na <text:span text:style-name="T1">Santo Domingo</text:span>, gdzie mieli tłumić powstanie, które wybuchło po decyzjach o przywróceniu tam niewolnictwa. Opór powstańców, choroby i trudny klimat przesądziły o klęsce korpusu francusko-polskiego. W <text:span text:style-name="T1">1803</text:span> roku oficjalnie się stamtąd wycofano. Do Europy miało wrócić zaledwie 700 legionistów, a 400 zostało na wyspie.</text:p>
        </text:list-item>
        <text:list-item>
          <text:p text:style-name="P7">Trzecia półbrygada walczyła głównie w Italii, głównie z <text:span text:style-name="T1">Brytyjczykami</text:span>. Doczekali się oni wybuchu kolejnej wojny w Europie w <text:span text:style-name="T1">1807</text:span> roku, która dotarła z Napoleonem na ziemie polskie.</text:p>
        </text:list-item>
        <text:list-item>
          <text:p text:style-name="P7">Porażka w <text:span text:style-name="T1">Santo Domingo</text:span> i włoska tułaczka przyniosła kryzys idei legionowej. Narastało niezadowolenie postawą Napoleona. Zwolenników zyskała idea narodowego zrywu, w którym istotną rolę mieli odegrać chłopi.</text:p>
        </text:list-item>
      </text:list>
      <text:h text:style-name="P6" text:outline-level="2">4. Znaczenie Legionów Polskich</text:h>
      <text:list text:style-name="L4">
        <text:list-item>
          <text:p text:style-name="P8">Co prawda utworzone przez <text:span text:style-name="T1">Jana Henryka Dąbrowskiego</text:span> Legiony nie odebrały decydującej roli w wojnach napoleońskich, ani nie udało im się przywrócić niepodległej RP, spośród ok. 35 tys. żołnierzy, aż 20 tys. poległo w walce.</text:p>
        </text:list-item>
        <text:list-item>
          <text:p text:style-name="P8">Jednak żołnierze i oficerowie zdobyli praktyczne umiejętności, które okazały się cenne w późniejszych wojnach napoleońskich i zrywach narodowych.</text:p>
        </text:list-item>
        <text:list-item>
          <text:p text:style-name="P8">Ich patriotyczna postawa stała się przykładem i wzorem dla Polaków żyjących pod zaborami i na emigracji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21:13:25.292226368</meta:creation-date>
    <dc:date>2025-04-03T21:41:53.790009958</dc:date>
    <meta:editing-duration>PT3M28S</meta:editing-duration>
    <meta:editing-cycles>1</meta:editing-cycles>
    <meta:document-statistic meta:table-count="0" meta:image-count="0" meta:object-count="0" meta:page-count="2" meta:paragraph-count="32" meta:word-count="630" meta:character-count="4345" meta:non-whitespace-character-count="3773"/>
    <meta:generator>LibreOffice/24.8.6.1$Linux_X86_64 LibreOffice_project/480$Build-1</meta:generator>
  </office:meta>
</office:document-meta>
</file>